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data-style-name="N0">
      <style:table-cell-properties style:vertical-align="top" fo:padding-left="0.123cm" fo:padding-right="0.123cm" fo:padding-top="0cm" fo:padding-bottom="0cm" fo:border="0.002cm solid #000000" style:writing-mode="lr-tb"/>
    </style:style>
    <style:style style:name="Table2.D5" style:family="table-cell">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text-properties fo:font-size="11pt" fo:language="it" fo:country="IT" fo:font-weight="normal" style:font-size-asian="11pt" style:font-weight-asian="normal"/>
    </style:style>
    <style:style style:name="P27" style:family="paragraph" style:parent-style-name="Heading_20_3">
      <style:paragraph-properties style:snap-to-layout-grid="false"/>
    </style:style>
    <style:style style:name="P28" style:family="paragraph" style:parent-style-name="Heading_20_3">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65cm" draw:visible-area-height="2.289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17 <text:s text:c="2"/></text:p>
          </table:table-cell>
          <table:covered-table-cell/>
          <table:table-cell table:style-name="Table2.C1" table:number-columns-spanned="2" office:value-type="string">
            <text:p text:style-name="P14">Stundensumme: 2</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Bilder erstellen für die Dokumentation</text:h>
          </table:table-cell>
          <table:covered-table-cell/>
          <table:table-cell table:style-name="Table2.D2" office:value-type="float" office:value="2">
            <text:h text:style-name="P21" text:outline-level="1">2</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18</text:p>
          </table:table-cell>
          <table:covered-table-cell/>
          <table:table-cell table:style-name="Table2.C1" table:number-columns-spanned="2" office:value-type="string">
            <text:p text:style-name="P14">Stundensumme: 3</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Überarbeiten der Dokumentation</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21</text:p>
          </table:table-cell>
          <table:covered-table-cell/>
          <table:table-cell table:style-name="Table2.C1" table:number-columns-spanned="2" office:value-type="string">
            <text:p text:style-name="P14">Stundensumme: 2</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Einpflegen der letzten Änderungen</text:h>
          </table:table-cell>
          <table:covered-table-cell/>
          <table:table-cell table:style-name="Table2.D2" office:value-type="float" office:value="2">
            <text:h text:style-name="P21" text:outline-level="1">2</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6" text:outline-level="3"/>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8" text:outline-level="3"/>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text:h text:style-name="P23" text:outline-level="1"/>
          </table:table-cell>
        </table:table-row>
        <table:table-row table:style-name="Table2.1">
          <table:table-cell table:style-name="Table2.A1" table:number-columns-spanned="2" office:value-type="string">
            <text:p text:style-name="P14">Kalenderwoche: <text:s/>22</text:p>
          </table:table-cell>
          <table:covered-table-cell/>
          <table:table-cell table:style-name="Table2.C1" table:number-columns-spanned="2" office:value-type="string">
            <text:p text:style-name="P14">Stundensumme: 1</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Englischen Abstract überarbeiten</text:h>
          </table:table-cell>
          <table:covered-table-cell/>
          <table:table-cell table:style-name="Table2.D2" office:value-type="float" office:value="1">
            <text:h text:style-name="P21" text:outline-level="1">1</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65cm" draw:visible-area-height="2.289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9</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ies/diary-anzinger/09.odt</text:file-name></text:span><text:span text:style-name="MT3"><text:tab/><text:tab/></text:span><text:span text:style-name="MT3"><text:date style:data-style-name="N30" text:date-value="2010-06-02T17:14:28">02.06.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creator>root </dc:creator>
    <dc:date>2010-06-02T17:14:28</dc:date>
    <meta:print-date>2000-12-19T15:31:00</meta:print-date>
    <meta:editing-cycles>88</meta:editing-cycles>
    <meta:generator>OpenOffice.org/3.2$Unix OpenOffice.org_project/320m12$Build-9483</meta:generator>
    <meta:editing-duration>PT14H43M21S</meta:editing-duration>
    <meta:document-statistic meta:table-count="5" meta:image-count="0" meta:object-count="1" meta:page-count="1" meta:paragraph-count="74" meta:word-count="200" meta:character-count="1476"/>
    <meta:user-defined meta:name="Info 1"/>
    <meta:user-defined meta:name="Info 2"/>
    <meta:user-defined meta:name="Info 3"/>
    <meta:user-defined meta:name="Info 4"/>
  </office:meta>
</office:document-meta>
</file>